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5.65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tree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ree-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btree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ree-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tree-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ree-7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btree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14776" calcext:value-type="float">
            <text:p>14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ree-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</table:table-row>
      </table:table>
      <table:table table:name="btree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32250" calcext:value-type="float">
            <text:p>32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51912" calcext:value-type="float">
            <text:p>51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90680" calcext:value-type="float">
            <text:p>906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2" calcext:value-type="float">
            <text:p>3010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3" calcext:value-type="float">
            <text:p>3010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1" calcext:value-type="float">
            <text:p>30100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33" calcext:value-type="float">
            <text:p>3010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ree-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9T16:20:51.809210612</dc:date>
    <meta:editing-duration>PT2M38S</meta:editing-duration>
    <meta:editing-cycles>3</meta:editing-cycles>
    <meta:document-statistic meta:table-count="5" meta:cell-count="492" meta:object-count="0"/>
  </office:meta>
</office:document-meta>
</file>